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a9f" officeooo:paragraph-rsid="001bca9f"/>
    </style:style>
    <style:style style:name="P2" style:family="paragraph" style:parent-style-name="Standard">
      <style:text-properties officeooo:paragraph-rsid="001bca9f"/>
    </style:style>
    <style:style style:name="P3" style:family="paragraph" style:parent-style-name="Standard">
      <style:text-properties fo:font-weight="bold" officeooo:rsid="001bca9f" officeooo:paragraph-rsid="001bca9f" style:font-weight-asian="bold" style:font-weight-complex="bold"/>
    </style:style>
    <style:style style:name="P4" style:family="paragraph" style:parent-style-name="Standard">
      <style:text-properties fo:font-weight="bold" officeooo:rsid="001c1df2" officeooo:paragraph-rsid="001c1df2" style:font-weight-asian="bold" style:font-weight-complex="bold"/>
    </style:style>
    <style:style style:name="P5" style:family="paragraph" style:parent-style-name="Standard">
      <style:text-properties fo:font-weight="normal" officeooo:rsid="001c1df2" officeooo:paragraph-rsid="001c1df2" style:font-weight-asian="normal" style:font-weight-complex="normal"/>
    </style:style>
    <style:style style:name="P6" style:family="paragraph" style:parent-style-name="Standard" style:list-style-name="L3">
      <style:text-properties fo:font-weight="normal" officeooo:rsid="001c1df2" officeooo:paragraph-rsid="001c1df2" style:font-weight-asian="normal" style:font-weight-complex="normal"/>
    </style:style>
    <style:style style:name="P7" style:family="paragraph" style:parent-style-name="Standard" style:list-style-name="L1">
      <style:text-properties officeooo:paragraph-rsid="001bca9f"/>
    </style:style>
    <style:style style:name="P8" style:family="paragraph" style:parent-style-name="Standard" style:list-style-name="L1">
      <style:text-properties officeooo:rsid="001c1df2" officeooo:paragraph-rsid="001c1df2"/>
    </style:style>
    <style:style style:name="P9" style:family="paragraph" style:parent-style-name="Standard">
      <style:text-properties officeooo:rsid="001c1df2" officeooo:paragraph-rsid="001c1df2"/>
    </style:style>
    <style:style style:name="P10" style:family="paragraph" style:parent-style-name="Standard">
      <style:text-properties officeooo:paragraph-rsid="001d3295"/>
    </style:style>
    <style:style style:name="P11" style:family="paragraph" style:parent-style-name="Standard" style:list-style-name="L8">
      <style:text-properties officeooo:rsid="001e4a84" officeooo:paragraph-rsid="001eef5b"/>
    </style:style>
    <style:style style:name="P12" style:family="paragraph" style:parent-style-name="Standard" style:list-style-name="L8">
      <style:text-properties officeooo:paragraph-rsid="001eef5b"/>
    </style:style>
    <style:style style:name="P13" style:family="paragraph" style:parent-style-name="Standard" style:list-style-name="L8">
      <style:text-properties officeooo:rsid="001eef5b" officeooo:paragraph-rsid="001eef5b"/>
    </style:style>
    <style:style style:name="P14" style:family="paragraph" style:parent-style-name="Standard" style:list-style-name="L8">
      <style:text-properties officeooo:rsid="0021a597" officeooo:paragraph-rsid="00243c40"/>
    </style:style>
    <style:style style:name="P15" style:family="paragraph" style:parent-style-name="Standard" style:list-style-name="L8">
      <style:text-properties officeooo:rsid="002278c5" officeooo:paragraph-rsid="00243c40"/>
    </style:style>
    <style:style style:name="P16" style:family="paragraph" style:parent-style-name="Standard" style:list-style-name="L8">
      <style:text-properties officeooo:rsid="0025eee0" officeooo:paragraph-rsid="0025eee0"/>
    </style:style>
    <style:style style:name="T1" style:family="text">
      <style:text-properties fo:font-weight="bold" officeooo:rsid="001bca9f" style:font-weight-asian="bold" style:font-weight-complex="bold"/>
    </style:style>
    <style:style style:name="T2" style:family="text">
      <style:text-properties fo:font-weight="bold" officeooo:rsid="001d329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ca9f" style:font-weight-asian="normal" style:font-weight-complex="normal"/>
    </style:style>
    <style:style style:name="T5" style:family="text">
      <style:text-properties fo:font-weight="normal" officeooo:rsid="001c1df2" style:font-weight-asian="normal" style:font-weight-complex="normal"/>
    </style:style>
    <style:style style:name="T6" style:family="text">
      <style:text-properties officeooo:rsid="001c1df2"/>
    </style:style>
    <style:style style:name="T7" style:family="text">
      <style:text-properties fo:font-style="italic" style:font-style-asian="italic" style:font-style-complex="italic"/>
    </style:style>
    <style:style style:name="T8" style:family="text">
      <style:text-properties fo:font-style="italic" fo:font-weight="normal" officeooo:rsid="001d3295" style:font-style-asian="italic" style:font-weight-asian="normal" style:font-style-complex="italic" style:font-weight-complex="normal"/>
    </style:style>
    <style:style style:name="T9" style:family="text">
      <style:text-properties fo:font-style="italic" fo:font-weight="normal" officeooo:rsid="001e4a84"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4a84" style:font-style-asian="normal" style:font-weight-asian="normal" style:font-style-complex="normal" style:font-weight-complex="normal"/>
    </style:style>
    <style:style style:name="T12" style:family="text">
      <style:text-properties fo:font-style="normal" fo:font-weight="normal" officeooo:rsid="001d3295"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 Goal:</text:span></text:p>
      <text:p text:style-name="P2"><text:span text:style-name="T1"><text:tab/></text:span>The goal of this research is to develop an algorithm which can accurately and consistently identify the type of musical instrument being played in a digital audio recording. The algorithm will focus primarily on harmonic and amplitude analysis of sound waves, and it will use traditional techniques from wave analysis including the discrete Fourier transform as well as mathematical models generated by analysis of existing audio recordings of known instruments.</text:p>
      <text:p text:style-name="P2"><text:tab/>The project will also include the development of a computer application which can perform the algorithm on a supplied audio file or live microphone recording and present its results to the user.</text:p>
      <text:p text:style-name="P1"/>
      <text:p text:style-name="P3">Overview of <text:span text:style-name="T6">the model:</text:span></text:p>
      <text:list xml:id="list6184922342385536822" text:style-name="L1">
        <text:list-item>
          <text:p text:style-name="P7"><text:span text:style-name="T4">Given a waveform from a digital audio file (such as a WAV or mp3 file), a fast Fourier transform produces a frequency-</text:span><text:span text:style-name="T5">domain representation of </text:span><text:span text:style-name="T4">the wave.</text:span></text:p>
        </text:list-item>
        <text:list-item>
          <text:p text:style-name="P8"><text:span text:style-name="T3">The Harmonic Product Spectrum algorithm is used to determine the fundamental frequency of the waveform from its frequency-domain representation.</text:span></text:p>
        </text:list-item>
        <text:list-item>
          <text:p text:style-name="P8"><text:span text:style-name="T3">Once the fundamental frequency is determined, the peaks for the fundamental frequency and its whole-numbered harmonics are determined by using the frequency-domain representation and knowledge of the fundamental frequency.</text:span></text:p>
        </text:list-item>
        <text:list-item>
          <text:p text:style-name="P8"><text:span text:style-name="T3">Once the fundamental frequency and the frequencies of its harmonics are known, the corresponding peak amplitudes in the frequency-domain representation are determined and used to calculate the relative amplitude ratios (compared to the highest harmonic peak amplitude) of each harmonic peak (such that each harmonic peak is assigned a value from 0 to 1).</text:span></text:p>
        </text:list-item>
        <text:list-item>
          <text:p text:style-name="P8"><text:span text:style-name="T3">This data is used to train a classification neural network, which will be able to classify with some degree of certainty which instrument is being played in a separate set of test data.</text:span></text:p>
        </text:list-item>
      </text:list>
      <text:p text:style-name="P9"><text:span text:style-name="T3"/></text:p>
      <text:p text:style-name="P4">Overview of the algorithm:</text:p>
      <text:list xml:id="list341656725152094628" text:style-name="L3">
        <text:list-item>
          <text:p text:style-name="P6">The procedure for classifying an unknown waveform is almost identical to the steps followed to produce the model, except the collected data will be applied as input to the neural network rather than training data.</text:p>
        </text:list-item>
      </text:list>
      <text:p text:style-name="P5"/>
      <text:p text:style-name="P10"><text:span text:style-name="T2">Details of algorithms:</text:span></text:p>
      <text:list xml:id="list4176368596249576952" text:style-name="L8">
        <text:list-item>
          <text:p text:style-name="P12"><text:span text:style-name="T8">Harmonic product spectru</text:span><text:span text:style-name="T9">m – the FFT is successively downsampled and multiplied with itself. With an appropriate number of downsamplings, if the original frequency spectrum is clear enough, the result is a frequency spectrum with only one distinct peak, marking the fundamental frequency.</text:span></text:p>
          <text:list>
            <text:list-item>
              <text:p text:style-name="P11"><text:span text:style-name="T10">Steps</text:span></text:p>
            </text:list-item>
            <text:list-item>
              <text:p text:style-name="P11"><text:span text:style-name="T10">The FFT is downsampled by a factor of 2 and multiplied with the original FFT.</text:span></text:p>
            </text:list-item>
            <text:list-item>
              <text:p text:style-name="P13"><text:span text:style-name="T10">The FFT is then downsampled by a factor of 3 and multiplied with the result from step 1.</text:span></text:p>
            </text:list-item>
            <text:list-item>
              <text:p text:style-name="P13"><text:span text:style-name="T12">The steps are repeated up to a maximum downsampling factor, q, and the final result is a harmonic product spectrum which has the fundamental frequency as the highest peak (if all parameters are set appropriately)</text:span></text:p>
            </text:list-item>
          </text:list>
        </text:list-item>
        <text:list-item>
          <text:p text:style-name="P14"><text:span text:style-name="T11">D</text:span><text:span text:style-name="T10">etermining specific peak locations in FFT using the detected fundamental frequency</text:span></text:p>
          <text:list>
            <text:list-item>
              <text:p text:style-name="P14"><text:span text:style-name="T10">First, the fundamental frequency peak is detected by searching within a particular frequency band in the FFT centered at the detected fundamental frequency. The highest amplitude within the search band is marked as the fundamental frequency peak. The band radius is half the fundamental frequency – that is, if the fundamental frequency is 440Hz, then the algorithm will search the frequency band from 220Hz to 660Hz in order to find the fundamental frequency peak.</text:span></text:p>
            </text:list-item>
            <text:list-item>
              <text:p text:style-name="P15"><text:span text:style-name="T10">The same method is used to detect the harmonic peak locations, except the search band is centered at the appropriate multiple of the fundamental frequency. That is, if the </text:span><text:soft-page-break/><text:span text:style-name="T10">fundamental frequency is 440Hz and it is searching for the 1st harmonic, the search frequency band is centered at 880Hz on the interval [660Hz, 1100Hz].</text:span></text:p>
            </text:list-item>
            <text:list-item>
              <text:p text:style-name="P15"><text:span text:style-name="T11">This is repeated for all harmonics up to an n-th harmonic. For this project, n=9 was used. That is, peaks were detected for the fundamental and its first 9 harmonics.</text:span></text:p>
            </text:list-item>
          </text:list>
        </text:list-item>
        <text:list-item>
          <text:p text:style-name="P16">Calculating harmonic peak ratios – <text:span text:style-name="T7">Once the locations of each of the harmonic peaks is known, the relative amplitude ratios of the peaks is calculated.</text:span></text:p>
          <text:list>
            <text:list-item>
              <text:p text:style-name="P16">The amplitude at each peak location is compared to the maximum peak amplitude among the fundamental peak and its harmonic peaks. Each harmonic peak is assigned a value from [0, 1] which corresponds to the ratio of its amplitude to the highest peak.</text:p>
            </text:list-item>
          </text:list>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4:23:47.758577846</meta:creation-date>
    <dc:date>2018-05-10T19:37:55.964913902</dc:date>
    <meta:editing-duration>PT21M46S</meta:editing-duration>
    <meta:editing-cycles>2</meta:editing-cycles>
    <meta:generator>LibreOffice/5.1.6.2$Linux_X86_64 LibreOffice_project/10m0$Build-2</meta:generator>
    <meta:document-statistic meta:table-count="0" meta:image-count="0" meta:object-count="0" meta:page-count="2" meta:paragraph-count="24" meta:word-count="674" meta:character-count="4153" meta:non-whitespace-character-count="3515"/>
  </office:meta>
</office:document-meta>
</file>